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22" table:default-cell-style-name="ce1"/>
        <table:table-row table:style-name="ro1">
          <table:table-cell/>
          <table:table-cell office:value-type="string" calcext:value-type="string">
            <text:p>DSJC250 5</text:p>
          </table:table-cell>
          <table:table-cell office:value-type="string" calcext:value-type="string">
            <text:p>DSJC500 1</text:p>
          </table:table-cell>
          <table:table-cell office:value-type="string" calcext:value-type="string">
            <text:p>DSJC500 5</text:p>
          </table:table-cell>
          <table:table-cell office:value-type="string" calcext:value-type="string">
            <text:p>DSJC500 9</text:p>
          </table:table-cell>
          <table:table-cell office:value-type="string" calcext:value-type="string">
            <text:p>DSJC1000 1</text:p>
          </table:table-cell>
          <table:table-cell office:value-type="string" calcext:value-type="string">
            <text:p>DSJC1000 5</text:p>
          </table:table-cell>
          <table:table-cell office:value-type="string" calcext:value-type="string">
            <text:p>DSJC1000 9</text:p>
          </table:table-cell>
          <table:table-cell office:value-type="string" calcext:value-type="string">
            <text:p>R250 5</text:p>
          </table:table-cell>
          <table:table-cell office:value-type="string" calcext:value-type="string">
            <text:p>R1000 1c</text:p>
          </table:table-cell>
          <table:table-cell office:value-type="string" calcext:value-type="string">
            <text:p>R1000 5</text:p>
          </table:table-cell>
          <table:table-cell office:value-type="string" calcext:value-type="string">
            <text:p>DSJR500 1c</text:p>
          </table:table-cell>
          <table:table-cell office:value-type="string" calcext:value-type="string">
            <text:p>DSJR500 5</text:p>
          </table:table-cell>
          <table:table-cell office:value-type="string" calcext:value-type="string">
            <text:p>LE450 25c</text:p>
          </table:table-cell>
          <table:table-cell office:value-type="string" calcext:value-type="string">
            <text:p>LE450 25d</text:p>
          </table:table-cell>
          <table:table-cell office:value-type="string" calcext:value-type="string">
            <text:p>FLAT300 28</text:p>
          </table:table-cell>
          <table:table-cell office:value-type="string" calcext:value-type="string">
            <text:p>FLAT1000 50</text:p>
          </table:table-cell>
          <table:table-cell office:value-type="string" calcext:value-type="string">
            <text:p>FLAT1000 60</text:p>
          </table:table-cell>
          <table:table-cell office:value-type="string" calcext:value-type="string">
            <text:p>FLAT1000 76</text:p>
          </table:table-cell>
          <table:table-cell office:value-type="string" calcext:value-type="string">
            <text:p>LATIN SQUARE</text:p>
          </table:table-cell>
          <table:table-cell office:value-type="string" calcext:value-type="string">
            <text:p>C2000 5</text:p>
          </table:table-cell>
          <table:table-cell office:value-type="string" calcext:value-type="string">
            <text:p>C4000 5</text:p>
          </table:table-cell>
        </table:table-row>
        <table:table-row table:style-name="ro1">
          <table:table-cell office:value-type="string" calcext:value-type="string">
            <text:p>Glouton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321" calcext:value-type="float">
            <text:p>321</text:p>
          </table:table-cell>
          <table:table-cell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275" calcext:value-type="float">
            <text:p>275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Glouton degré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float" office:value="259" calcext:value-type="float">
            <text:p>259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Glouton largeur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74" calcext:value-type="float">
            <text:p>174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322" calcext:value-type="float">
            <text:p>322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273" calcext:value-type="float">
            <text:p>273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Glouton profondeur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320" calcext:value-type="float">
            <text:p>320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315" calcext:value-type="float">
            <text:p>315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81" calcext:value-type="float">
            <text:p>181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Welsh &amp; Powell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258" calcext:value-type="float">
            <text:p>258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55" calcext:value-type="float">
            <text:p>15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DSATUR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299" calcext:value-type="float">
            <text:p>299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Temps (sec)</text:p>
          </table:table-cell>
          <table:table-cell office:value-type="float" office:value="17.036" calcext:value-type="float">
            <text:p>17,036</text:p>
          </table:table-cell>
          <table:table-cell office:value-type="float" office:value="35.629" calcext:value-type="float">
            <text:p>35,629</text:p>
          </table:table-cell>
          <table:table-cell office:value-type="float" office:value="322.319" calcext:value-type="float">
            <text:p>322,319</text:p>
          </table:table-cell>
          <table:table-cell office:value-type="float" office:value="727.98" calcext:value-type="float">
            <text:p>727,98</text:p>
          </table:table-cell>
          <table:table-cell office:value-type="float" office:value="581.41" calcext:value-type="float">
            <text:p>581,41</text:p>
          </table:table-cell>
          <table:table-cell office:value-type="float" office:value="6183.45" calcext:value-type="float">
            <text:p>6183,45</text:p>
          </table:table-cell>
          <table:table-cell office:value-type="float" office:value="14381.9" calcext:value-type="float">
            <text:p>14381,9</text:p>
          </table:table-cell>
          <table:table-cell office:value-type="float" office:value="14.502" calcext:value-type="float">
            <text:p>14,502</text:p>
          </table:table-cell>
          <table:table-cell office:value-type="float" office:value="13369.7" calcext:value-type="float">
            <text:p>13369,7</text:p>
          </table:table-cell>
          <table:table-cell office:value-type="float" office:value="6090.88" calcext:value-type="float">
            <text:p>6090,88</text:p>
          </table:table-cell>
          <table:table-cell office:value-type="float" office:value="663.11" calcext:value-type="float">
            <text:p>663,11</text:p>
          </table:table-cell>
          <table:table-cell office:value-type="float" office:value="283.075" calcext:value-type="float">
            <text:p>283,075</text:p>
          </table:table-cell>
          <table:table-cell office:value-type="float" office:value="46.893" calcext:value-type="float">
            <text:p>46,893</text:p>
          </table:table-cell>
          <table:table-cell office:value-type="float" office:value="47.651" calcext:value-type="float">
            <text:p>47,651</text:p>
          </table:table-cell>
          <table:table-cell office:value-type="float" office:value="34.756" calcext:value-type="float">
            <text:p>34,756</text:p>
          </table:table-cell>
          <table:table-cell office:value-type="float" office:value="5998.83" calcext:value-type="float">
            <text:p>5998,83</text:p>
          </table:table-cell>
          <table:table-cell office:value-type="float" office:value="6081.33" calcext:value-type="float">
            <text:p>6081,33</text:p>
          </table:table-cell>
          <table:table-cell office:value-type="float" office:value="6218.2" calcext:value-type="float">
            <text:p>6218,2</text:p>
          </table:table-cell>
          <table:table-cell office:value-type="float" office:value="7370.99" calcext:value-type="float">
            <text:p>7370,99</text:p>
          </table:table-cell>
          <table:table-cell office:value-type="float" office:value="114971" calcext:value-type="float">
            <text:p>1149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8:12:35.993066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4:34:23.272755056</meta:creation-date>
    <dc:date>2016-12-11T11:58:11.575189757</dc:date>
    <meta:editing-duration>PT1H51M47S</meta:editing-duration>
    <meta:editing-cycles>7</meta:editing-cycles>
    <meta:generator>LibreOffice/5.1.4.2$Linux_X86_64 LibreOffice_project/10m0$Build-2</meta:generator>
    <meta:document-statistic meta:table-count="1" meta:cell-count="189" meta:object-count="0"/>
  </office:meta>
</office:document-meta>
</file>